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roovyApplicationContextTests.loadingMultipleConfigFilesWithRelative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GroovyApplicationContextTests.loadingMultipleConfigFi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GroovyApplicationContextTests.configFileParsing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roovyApplicationContextTests.loadingConfig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